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08.2023 17.50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 table:style-name="Default"/>
          <table:table-cell table:formula="of:=3"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.00.0000</text:date>, <text:time style:data-style-name="N2" text:time-value="18:32:23.6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03T18:34:04.287000000</dc:date>
    <meta:editing-duration>P1DT14H20M15S</meta:editing-duration>
    <meta:editing-cycles>767</meta:editing-cycles>
    <meta:document-statistic meta:table-count="1" meta:cell-count="389" meta:object-count="0"/>
  </office:meta>
</office:document-meta>
</file>